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735ab" officeooo:paragraph-rsid="001735ab"/>
    </style:style>
    <style:style style:name="P2" style:family="paragraph" style:parent-style-name="Standard">
      <style:text-properties officeooo:rsid="00177b23" officeooo:paragraph-rsid="00177b23"/>
    </style:style>
    <style:style style:name="P3" style:family="paragraph" style:parent-style-name="Standard">
      <style:text-properties officeooo:rsid="0018d066" officeooo:paragraph-rsid="00195278"/>
    </style:style>
    <style:style style:name="P4" style:family="paragraph" style:parent-style-name="Standard">
      <style:text-properties officeooo:rsid="00195278" officeooo:paragraph-rsid="00195278"/>
    </style:style>
    <style:style style:name="T1" style:family="text">
      <style:text-properties officeooo:rsid="0019099b"/>
    </style:style>
    <style:style style:name="T2" style:family="text">
      <style:text-properties style:text-position="super 58%" officeooo:rsid="0019099b"/>
    </style:style>
    <style:style style:name="T3" style:family="text">
      <style:text-properties officeooo:rsid="001952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ngs that have to do with displaying pictures with javascript</text:p>
      <text:p text:style-name="P1">--</text:p>
      <text:p text:style-name="P1">//https://stackoverflow.com/questions/554273/changing-the-image-source-using-jquery​</text:p>
      <text:p text:style-name="P1">--</text:p>
      <text:p text:style-name="P1"><text:s/>$("#riot").attr('src','assets/images/riotFerg.jpg');</text:p>
      <text:p text:style-name="P1">--</text:p>
      <text:p text:style-name="P1">// <text:s text:c="2"/>$('#democracy').on({</text:p>
      <text:p text:style-name="P1">// <text:s text:c="4"/>'click': function() {</text:p>
      <text:p text:style-name="P1">// <text:s text:c="9"/>var src = ($(this).attr('src') === 'assets/images/4chan.png')</text:p>
      <text:p text:style-name="P1">// <text:s text:c="12"/>? 'assets/images/democracynow.png'</text:p>
      <text:p text:style-name="P1">// <text:s text:c="12"/>: 'assets/images/4chan.png';</text:p>
      <text:p text:style-name="P1">// <text:s text:c="9"/>$(this).attr('src', src);</text:p>
      <text:p text:style-name="P1">// <text:s text:c="4"/>}</text:p>
      <text:p text:style-name="P1">// });</text:p>
      <text:p text:style-name="P1">--</text:p>
      <text:p text:style-name="P1"/>
      <text:p text:style-name="P1"/>
      <text:p text:style-name="P1">// <text:s text:c="2"/>$(".image-container").mouseover(function () {</text:p>
      <text:p text:style-name="P1">// <text:s text:c="2"/>$(this).attr('src', $(this).data("hover"));</text:p>
      <text:p text:style-name="P1">// }).mouseout(function () {</text:p>
      <text:p text:style-name="P1">// <text:s text:c="2"/>$(this).attr('src', $(this).data("src"));</text:p>
      <text:p text:style-name="P1">// });</text:p>
      <text:p text:style-name="P1">// //these call the HTML id's of my two image-container class img src objects and use the say function to make them say their own things</text:p>
      <text:p text:style-name="P1">// <text:s text:c="2"/>$("#raffy").mouseenter(function() {</text:p>
      <text:p text:style-name="P1">// <text:s text:c="3"/>// say() is a function defined below</text:p>
      <text:p text:style-name="P1">// <text:s text:c="5"/>speakingParameters("In this moment of socia crisis");</text:p>
      <text:p text:style-name="P1">// <text:s/>});</text:p>
      <text:p text:style-name="P1">// <text:s/>$("#4chan").mouseenter(function() {</text:p>
      <text:p text:style-name="P1">// <text:s text:c="2"/>// say() is a function defined below</text:p>
      <text:p text:style-name="P1">// <text:s text:c="4"/>speakingParameters("okay");</text:p>
      <text:p text:style-name="P1">// });</text:p>
      <text:p text:style-name="P1">//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2">Coping Mechanisms//Perversion Equality</text:p>
      <text:p text:style-name="P2">Christale Terris</text:p>
      <text:p text:style-name="P2"/>
      <text:p text:style-name="P3">Ruha Benjamin’s article ‘Racial Fictions, Biological Facts: Expanding the Sociological Imagination through Speculative Methods” <text:span text:style-name="T1">skirts the line between academia and fiction. Benjamin posits that necessary social changes require imagination (or novel fictions) so that we can see beyond the shackles of the status quo and design solutions. This ‘story’ is set during the 50</text:span><text:span text:style-name="T2">th</text:span><text:span text:style-name="T1"> anniversary of the Ferguson uprising where a reparations initiative has been established for victims of policy brutality, like the young Michael Brown, who was (IRL) shot dead by police in 2014. </text:span></text:p>
      <text:p text:style-name="P3"><text:span text:style-name="T1"><text:tab/>Coping Mechanisms//Perversion Equality is inspired from her piece, in particular the quote </text:span></text:p>
      <text:p text:style-name="P3"><text:span text:style-name="T1"><text:tab/>“In this moment of social crisis, where even the most basic assertion that black lives matter is <text:tab/>contested, we are drowning in “the facts” of inequality and injustice. Whether it is a new study on <text:tab/>criminal justice disparities or another video </text:span>of police brutality, demanding empirical evidence of <text:tab/>systematic wrongdoing can have a kind of perverse quality—as if subjugated people must petition <text:tab/>again and again for admission into the category of “human,” for which empathy is rationed and <text:tab/>applications are routinely denied.”<text:span text:style-name="T3">(p2)</text:span></text:p>
      <text:p text:style-name="P3"/>
      <text:p text:style-name="P4">I had a hard time deciding what I wanted to focus on for this assignment and didn’t want to do something that took advantage of the violence and tragedies experienced by black communities just to produce something of “shock value”. I decided to create a simple “game” that allows the user to decide whether they want to see something perverted or equality. As you can see when you click the perversion button, you will only see images of people resisting state, police, and industrial violence. These images are ‘perverted’ because thats what the state, police, and industry tell us social resistance is. They tell us that people standing up for their rights is violence and dangerous and wrong. However, when you click “equality” the user will only see images of people experiencing state and police repression around the world. Its funny to me that WE are the perverts, though they come in with guns and armour to silence us and keep us afraid and disempowe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7T15:30:28.492854660</meta:creation-date>
    <dc:date>2020-03-07T23:23:44.073468826</dc:date>
    <meta:editing-duration>PT42S</meta:editing-duration>
    <meta:editing-cycles>1</meta:editing-cycles>
    <meta:document-statistic meta:table-count="0" meta:image-count="0" meta:object-count="0" meta:page-count="2" meta:paragraph-count="36" meta:word-count="471" meta:character-count="3275" meta:non-whitespace-character-count="2754"/>
    <meta:generator>LibreOffice/6.0.7.3$Linux_X86_64 LibreOffice_project/00m0$Build-3</meta:generator>
  </office:meta>
</office:document-meta>
</file>